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Mono-Regular" svg:font-family="PTMono-Regular"/>
    <style:font-face style:name="PT Serif" svg:font-family="'PT Serif'" style:font-family-generic="roman"/>
    <style:font-face style:name="Cantarell" svg:font-family="Cantarell" style:font-pitch="variable"/>
    <style:font-face style:name="Lato" svg:font-family="Lato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Intro">
      <style:text-properties style:font-name="Cantarell" fo:font-size="9pt" fo:language="fr" fo:country="FR" officeooo:rsid="00229b41" officeooo:paragraph-rsid="00229b41" style:font-size-asian="9pt" style:font-size-complex="9pt"/>
    </style:style>
    <style:style style:name="P2" style:family="paragraph" style:parent-style-name="Intro">
      <style:text-properties style:font-name="Cantarell" fo:language="fr" fo:country="FR"/>
    </style:style>
    <style:style style:name="P3" style:family="paragraph" style:parent-style-name="Standard">
      <style:paragraph-properties fo:margin-top="0in" fo:margin-bottom="0.1665in" style:contextual-spacing="false" style:line-height-at-least="0.4165in" fo:text-align="start" style:justify-single-word="false" style:text-autospace="none"/>
      <style:text-properties fo:color="#2e2e2e" style:font-name="Cantarell" fo:font-size="14pt" fo:language="fr" fo:country="FR" fo:font-weight="normal" style:font-name-asian="PTMono-Regular" style:font-size-asian="14pt" style:font-weight-asian="normal" style:font-name-complex="PTMono-Regular" style:font-size-complex="14pt" style:font-weight-complex="normal"/>
    </style:style>
    <style:style style:name="P4" style:family="paragraph" style:parent-style-name="Standard">
      <style:text-properties style:font-name="Cantarell" fo:language="fr" fo:country="FR"/>
    </style:style>
    <style:style style:name="P5" style:family="paragraph" style:parent-style-name="Standard">
      <style:text-properties style:font-name="Cantarell" fo:language="fr" fo:country="FR" officeooo:paragraph-rsid="001e3c0b"/>
    </style:style>
    <style:style style:name="P6" style:family="paragraph" style:parent-style-name="Standard">
      <style:text-properties style:font-name="Cantarell" fo:language="fr" fo:country="FR" officeooo:paragraph-rsid="00253338"/>
    </style:style>
    <style:style style:name="P7" style:family="paragraph" style:parent-style-name="Standard">
      <style:text-properties fo:language="fr" fo:country="FR"/>
    </style:style>
    <style:style style:name="P8" style:family="paragraph" style:parent-style-name="h1Title">
      <style:text-properties style:font-name="Cantarell" fo:language="fr" fo:country="FR" fo:font-weight="normal" style:font-weight-asian="normal" style:font-weight-complex="normal"/>
    </style:style>
    <style:style style:name="P9" style:family="paragraph" style:parent-style-name="h1Title">
      <style:text-properties fo:language="fr" fo:country="FR"/>
    </style:style>
    <style:style style:name="T1" style:family="text">
      <style:text-properties officeooo:rsid="001a1afa"/>
    </style:style>
    <style:style style:name="T2" style:family="text">
      <style:text-properties officeooo:rsid="001ade3d"/>
    </style:style>
    <style:style style:name="T3" style:family="text">
      <style:text-properties officeooo:rsid="00237cf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antarel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 révolution typographique fait halte à Genève</text:p>
      <text:p text:style-name="P1">Genève, le 14 février 2013</text:p>
      <text:p text:style-name="P2">La semaine prochaine (18–22 février 2013), à la Haute école d’art et de design, des étudiants créent un livre révolutionnaire à base de fontes libres.</text:p>
      <text:p text:style-name="P8">LE CONTEXTE:</text:p>
      <text:p text:style-name="P4">Les fontes typographiques “libres” sont des polices de caractères dont les licences permettent le partage et l’usage à toutes fins.</text:p>
      <text:p text:style-name="P4">Elles se sont multipliées depuis 2010, l’année où les navigateurs web ont permis aux sites web de faire usage de leurs propres fontes - autres que les 5 ou 6 fontes classiques utilisées depuis les débuts d’Internet (Arial, Verdana, Georgia…).</text:p>
      <text:p text:style-name="P4">Cela a déclenché une vraie révolution typographique sur <text:span text:style-name="T3">nos écrans</text:span>, et a conduit à un foisonnement de fontes publiées sous licence libre par leurs créateurs.</text:p>
      <text:p text:style-name="P4">Le service “Web Fonts” de Google a joué un rôle important dans cet essor, en facilitant l’accès à ces fontes - une manœuvre sévèrement critiquée par des graphistes éminents, considérant que le géant californien déstructure le secteur.</text:p>
      <text:p text:style-name="P8">LE PROJET:</text:p>
      <text:p text:style-name="P7">L’objectif de ce workshop, mené par l’artiste-designer Manuel Schmalstieg avec une douzaine d’étudiants de la filière Communication Visuelle de la HEAD, est de produire un guide sur papier, comportant une sélection qualitative de fontes libres. <text:span text:style-name="T1">Au cours de ces</text:span> cinq jours <text:span text:style-name="T1">naîtra </text:span>un livre de “spécimens”: un catalogue d’exemples, permettant de comparer les caractéristiques de ces fontes, et d’évaluer leur rendu sur papier. Le livre sera publié lui-aussi sous licence libre, évidemment!</text:p>
      <text:p text:style-name="P5">Une présentation des résultats aura lieu le vendredi 22 février 2013, à <text:span text:style-name="T2">la </text:span>Haute école d’art et de design – Genève, Bâtiment Encyclopédie / Salle 12, Rue de l’Encyclopédie 5, Genève.</text:p>
      <text:p text:style-name="P9"><text:span text:style-name="T5">CONTACT:</text:span><text:span text:style-name="T4"> </text:span></text:p>
      <text:p text:style-name="P6">Manuel Schmalstieg <text:line-break/>076 436 46 79 <text:line-break/>ms@ms-studio.net <text:line-break/>www.ms-studio.net <text:line-break/>www.greyscalepress.com</text:p>
      <text:p text:style-name="P4">Descriptif détaillé du workshop: <text:line-break/>http://greyscalepress.com/libre-type-specimens/</text:p>
      <text:p text:style-name="P4">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PTMono-Regular" svg:font-family="PTMono-Regular"/>
    <style:font-face style:name="PT Serif" svg:font-family="'PT Serif'" style:font-family-generic="roman"/>
    <style:font-face style:name="Cantarell" svg:font-family="Cantarell" style:font-pitch="variable"/>
    <style:font-face style:name="Lato" svg:font-family="Lato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T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top="0in" fo:margin-bottom="0.0902in" style:contextual-spacing="false" fo:line-height="110%" fo:text-align="start" style:justify-single-word="false" style:text-autospace="none"/>
      <style:text-properties fo:color="#2e2e2e" style:font-name="Cantarell" fo:font-size="11pt" style:font-name-asian="PTMono-Regular" style:font-size-asian="11pt" style:font-name-complex="PTMono-Regular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T Serif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PT Serif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PT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style:font-size-asian="12pt"/>
    </style:style>
    <style:style style:name="Intro" style:family="paragraph" style:parent-style-name="Standard"/>
    <style:style style:name="h1Title" style:family="paragraph" style:parent-style-name="Standard" style:list-style-name="">
      <style:paragraph-properties fo:margin-top="0in" fo:margin-bottom="0.1902in" style:contextual-spacing="false" style:line-height-at-least="0.3193in" fo:text-align="start" style:justify-single-word="false" style:text-autospace="none"/>
      <style:text-properties fo:color="#2e2e2e" style:font-name="Lato" fo:font-size="12pt" fo:font-weight="bold" style:font-name-asian="PTMono-Regular" style:font-size-asian="12pt" style:font-weight-asian="bold" style:font-name-complex="PTMono-Regular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7:15:32</meta:creation-date>
    <dc:date>2013-02-14T21:19:05</dc:date>
    <meta:editing-duration>PT3H23M44S</meta:editing-duration>
    <meta:editing-cycles>13</meta:editing-cycles>
    <meta:generator>LibreOffice/3.6$MacOSX_x86 LibreOffice_project/2ef5aff-a6fb0ff-166bdff-cf087ad-0f1389</meta:generator>
    <meta:document-statistic meta:table-count="0" meta:image-count="0" meta:object-count="0" meta:page-count="1" meta:paragraph-count="15" meta:word-count="282" meta:character-count="1864" meta:non-whitespace-character-count="1591"/>
  </office:meta>
</office:document-meta>
</file>